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/>
    </style:style>
    <style:style style:name="P2" style:parent-style-name="Standard" style:family="paragraph">
      <style:paragraph-properties fo:line-height="150%"/>
      <style:text-properties style:font-name="Times New Roman"/>
    </style:style>
    <style:style style:name="P3" style:parent-style-name="Standard" style:family="paragraph">
      <style:paragraph-properties fo:line-height="150%"/>
      <style:text-properties style:font-name="Times New Roman"/>
    </style:style>
    <style:style style:name="P4" style:parent-style-name="Standard" style:family="paragraph">
      <style:paragraph-properties fo:line-height="150%"/>
      <style:text-properties style:font-name="Times New Roman"/>
    </style:style>
    <style:style style:name="P5" style:parent-style-name="Standard" style:family="paragraph">
      <style:paragraph-properties fo:line-height="150%"/>
      <style:text-properties style:font-name="Times New Roman"/>
    </style:style>
    <style:style style:name="P6" style:parent-style-name="Standard" style:family="paragraph">
      <style:paragraph-properties fo:line-height="150%"/>
      <style:text-properties style:font-name="Times New Roman"/>
    </style:style>
    <style:style style:name="P7" style:parent-style-name="Standard" style:family="paragraph">
      <style:paragraph-properties fo:line-height="150%"/>
      <style:text-properties style:font-name="Times New Roman"/>
    </style:style>
    <style:style style:name="P8" style:parent-style-name="Standard" style:family="paragraph">
      <style:paragraph-properties fo:text-align="justify" fo:line-height="150%"/>
      <style:text-properties style:font-name="Times New Roman"/>
    </style:style>
    <style:style style:name="P9" style:parent-style-name="Standard" style:family="paragraph">
      <style:paragraph-properties fo:text-align="justify" fo:line-height="150%"/>
      <style:text-properties style:font-name="Times New Roman"/>
    </style:style>
    <style:style style:name="P10" style:parent-style-name="Standard" style:family="paragraph">
      <style:paragraph-properties fo:text-align="justify" fo:line-height="150%"/>
      <style:text-properties style:font-name="Times New Roman"/>
    </style:style>
    <style:style style:name="P11" style:parent-style-name="Standard" style:family="paragraph">
      <style:paragraph-properties fo:text-align="justify" fo:line-height="150%"/>
      <style:text-properties style:font-name="Times New Roman"/>
    </style:style>
    <style:style style:name="P12" style:parent-style-name="Standard" style:family="paragraph">
      <style:paragraph-properties fo:text-align="justify" fo:line-height="150%"/>
      <style:text-properties style:font-name="Times New Roman"/>
    </style:style>
    <style:style style:name="P13" style:parent-style-name="Standard" style:family="paragraph">
      <style:paragraph-properties fo:text-align="justify" fo:line-height="150%"/>
    </style:style>
    <style:style style:name="T14" style:parent-style-name="Fonteparág.padrão" style:family="text">
      <style:text-properties style:font-name="Times New Roman"/>
    </style:style>
    <style:style style:name="T15" style:parent-style-name="Fonteparág.padrão" style:family="text">
      <style:text-properties style:font-name="Times New Roman"/>
    </style:style>
    <style:style style:name="T16" style:parent-style-name="Fonteparág.padrão" style:family="text">
      <style:text-properties style:font-name="Times New Roman"/>
    </style:style>
    <style:style style:name="T17" style:parent-style-name="Fonteparág.padrão" style:family="text">
      <style:text-properties style:font-name="Times New Roman"/>
    </style:style>
    <style:style style:name="T18" style:parent-style-name="Fonteparág.padrão" style:family="text">
      <style:text-properties style:font-name="Times New Roman"/>
    </style:style>
    <style:style style:name="T19" style:parent-style-name="Fonteparág.padrão" style:family="text">
      <style:text-properties style:font-name="Times New Roman"/>
    </style:style>
    <style:style style:name="T20" style:parent-style-name="Fonteparág.padrão" style:family="text">
      <style:text-properties style:font-name="Times New Roman"/>
    </style:style>
    <style:style style:name="T21" style:parent-style-name="Fonteparág.padrão" style:family="text">
      <style:text-properties style:font-name="Times New Roman"/>
    </style:style>
    <style:style style:name="T22" style:parent-style-name="Fonteparág.padrão" style:family="text">
      <style:text-properties style:font-name="Times New Roman"/>
    </style:style>
    <style:style style:name="T23" style:parent-style-name="Fonteparág.padrão" style:family="text">
      <style:text-properties style:font-name="Times New Roman"/>
    </style:style>
    <style:style style:name="T24" style:parent-style-name="Fonteparág.padrão" style:family="text">
      <style:text-properties style:font-name="Times New Roman"/>
    </style:style>
    <style:style style:name="T25" style:parent-style-name="Fonteparág.padrão" style:family="text">
      <style:text-properties style:font-name="Times New Roman"/>
    </style:style>
    <style:style style:name="T26" style:parent-style-name="Fonteparág.padrão" style:family="text">
      <style:text-properties style:font-name="Times New Roman"/>
    </style:style>
    <style:style style:name="T27" style:parent-style-name="Fonteparág.padrão" style:family="text">
      <style:text-properties style:font-name="Times New Roman"/>
    </style:style>
    <style:style style:name="T28" style:parent-style-name="Fonteparág.padrão" style:family="text">
      <style:text-properties style:font-name="Times New Roman"/>
    </style:style>
    <style:style style:name="T29" style:parent-style-name="Fonteparág.padrão" style:family="text">
      <style:text-properties style:font-name="Times New Roman"/>
    </style:style>
    <style:style style:name="T30" style:parent-style-name="Fonteparág.padrão" style:family="text">
      <style:text-properties style:font-name="Times New Roman"/>
    </style:style>
    <style:style style:name="T31" style:parent-style-name="Fonteparág.padrão" style:family="text">
      <style:text-properties style:font-name="Times New Roman"/>
    </style:style>
    <style:style style:name="T32" style:parent-style-name="Fonteparág.padrão" style:family="text">
      <style:text-properties style:font-name="Times New Roman"/>
    </style:style>
    <style:style style:name="T33" style:parent-style-name="Fonteparág.padrão" style:family="text">
      <style:text-properties style:font-name="Times New Roman"/>
    </style:style>
    <style:style style:name="T34" style:parent-style-name="Fonteparág.padrão" style:family="text">
      <style:text-properties style:font-name="Times New Roman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T37" style:parent-style-name="Fonteparág.padrão" style:family="text">
      <style:text-properties style:font-name="Times New Roman"/>
    </style:style>
    <style:style style:name="T38" style:parent-style-name="Fonteparág.padrão" style:family="text">
      <style:text-properties style:font-name="Times New Roman"/>
    </style:style>
    <style:style style:name="T39" style:parent-style-name="Fonteparág.padrão" style:family="text">
      <style:text-properties style:font-name="Times New Roman"/>
    </style:style>
    <style:style style:name="T40" style:parent-style-name="Fonteparág.padrão" style:family="text">
      <style:text-properties style:font-name="Times New Roman"/>
    </style:style>
    <style:style style:name="T41" style:parent-style-name="Fonteparág.padrão" style:family="text">
      <style:text-properties style:font-name="Times New Roman"/>
    </style:style>
    <style:style style:name="T42" style:parent-style-name="Fonteparág.padrão" style:family="text">
      <style:text-properties style:font-name="Times New Roman"/>
    </style:style>
    <style:style style:name="T43" style:parent-style-name="Fonteparág.padrão" style:family="text">
      <style:text-properties style:font-name="Times New Roman"/>
    </style:style>
    <style:style style:name="T44" style:parent-style-name="Fonteparág.padrão" style:family="text">
      <style:text-properties style:font-name="Times New Roman"/>
    </style:style>
    <style:style style:name="T45" style:parent-style-name="Fonteparág.padrão" style:family="text">
      <style:text-properties style:font-name="Times New Roman"/>
    </style:style>
    <style:style style:name="T46" style:parent-style-name="Fonteparág.padrão" style:family="text">
      <style:text-properties style:font-name="Times New Roman"/>
    </style:style>
    <style:style style:name="T47" style:parent-style-name="Fonteparág.padrão" style:family="text">
      <style:text-properties style:font-name="Times New Roman"/>
    </style:style>
    <style:style style:name="T48" style:parent-style-name="Fonteparág.padrão" style:family="text">
      <style:text-properties style:font-name="Times New Roman"/>
    </style:style>
    <style:style style:name="T49" style:parent-style-name="Fonteparág.padrão" style:family="text">
      <style:text-properties style:font-name="Times New Roman"/>
    </style:style>
    <style:style style:name="T50" style:parent-style-name="Fonteparág.padrão" style:family="text">
      <style:text-properties style:font-name="Times New Roman"/>
    </style:style>
  </office:automatic-styles>
  <office:body>
    <office:text text:use-soft-page-breaks="true">
      <text:p text:style-name="P1">Este texto foi iniciado em 2020.</text:p>
      <text:p text:style-name="P2"/>
      <text:p text:style-name="P3">Palavras Chaves:</text:p>
      <text:p text:style-name="P4">Entretenimento</text:p>
      <text:p text:style-name="P5">Lazer</text:p>
      <text:p text:style-name="P6">Diversão</text:p>
      <text:p text:style-name="P7">Festa</text:p>
      <text:p text:style-name="P8">Eventos</text:p>
      <text:p text:style-name="P9">Aniversário</text:p>
      <text:p text:style-name="P10">Conquista</text:p>
      <text:p text:style-name="P11">Salões de Festa</text:p>
      <text:p text:style-name="P12">Celebração</text:p>
      <text:p text:style-name="P13"><text:span text:style-name="T14">O entretenimento é definido como qualquer ação, evento ou atividade com o fim de entreter e suscitar o interesse de uma<text:s/></text:span><text:span text:style-name="T15">audiência.<text:s/></text:span><text:span text:style-name="T16">O entretenimento pode ser definido então como momento de diversão para um grupo de pessoas.<text:s/></text:span><text:span text:style-name="T17">É a presença de uma audiência que torna qualquer atividade privada de recreação ou lazer em entretenimento.<text:s/></text:span><text:span text:style-name="T18">Essa diversão provida por algum tipo de entre</text:span><text:span text:style-name="T19">tenimento, pode ser chamada de lazer.<text:s/></text:span><text:span text:style-name="T20">Muitas das formas de entretenimento são transversais ao longo da História --<text:s/></text:span><text:span text:style-name="T21">O lazer nas últimas décadas está sendo uma das principais formas em que há um grande retorno monetário em troca de formas de entretenimento o</text:span><text:span text:style-name="T22">u momentos de diversão, lazer.<text:s/></text:span><text:span text:style-name="T23"><text:s/>-- e das culturas e evoluem em função das alterações culturais e tecnológicas.</text:span><text:span text:style-name="T24"><text:s text:c="2"/>Uma das formas de entre</text:span><text:span text:style-name="T25">te</text:span><text:span text:style-name="T26">nimento que evoluiu ao longo do tempo foi a comemoração de festas, feriados e festivais(eventos). <text:s/></text:span><text:span text:style-name="T27">O entretenimento propo</text:span><text:span text:style-name="T28">rciona divertimento, satisfação pessoal e boa disposição. Em determinadas circunstâncias e contextos, o entretenimento tem adjacente um propósito sério, como no caso de celebrações, festividades religiosas ou sátiras. Como tal, existe a possibilidade de qu</text:span><text:span text:style-name="T29">e o que aparenta ser entretenimento possa também ser uma forma de desenvolvimento cultural e intelectual. O apelo do entretenimento, a par com a sua capacidade de usar diferentes media e do seu potencial para adaptações criativas, tem assegurado a continui</text:span><text:span text:style-name="T30">dade e longevidade de muitas formas, temas, imagens e estruturas sociais.<text:s/></text:span><text:span text:style-name="T31">A maior parte dessas celebrações acontece nos dias atuais para lembrar de acontecimentos, normalmente acontecendo nos aniversários dos eventos, define-se<text:s/></text:span><text:span text:style-name="T32">aniversário como repetição d</text:span><text:span text:style-name="T33">e uma data em que se deu determinado acontecimento.</text:span><text:span text:style-name="T34"><text:s/>Nos dias atuais, essas celebrações tendem a ser uma conq</text:span><text:span text:style-name="T35">uista para muitas pessoas, e</text:span><text:span text:style-name="T36">videncia-se no fato de que muitas mulheres marcam</text:span><text:span text:style-name="T37"><text:s/>os quinze</text:span><text:span text:style-name="T38"><text:s/></text:span><text:span text:style-name="T39">anos<text:s/></text:span><text:span text:style-name="T40">como um rito de passagem, devido a<text:s/></text:span><text:span text:style-name="T41">uma menina se tornar mulher, já os homens, dezoito, em que o menino se torna</text:span><text:span text:style-name="T42"><text:s/></text:span><text:span text:style-name="T43">um homem, logo o</text:span><text:span text:style-name="T44"><text:s/>sonho de muitas pessoas é conquistar, trilhar um caminho de conquistas, e a maioria delas sentem-se muito bem ao passar por mais um ano de conquistas e então tendem a</text:span><text:span text:style-name="T45"><text:s/>comemorar essa passagem, e algo que pode oficializar isto é festas,<text:s/></text:span><text:soft-page-break/><text:span text:style-name="T46">eventos</text:span><text:span text:style-name="T47">. Os salões de festa, podem aumentar/melhorar esse sentimento de conquista, pois permitirá uma celebração maior/melhor, seja de aniversários</text:span><text:span text:style-name="T48">, ritos de passagem ou</text:span><text:span text:style-name="T49"><text:s/>como eventos em ge</text:span><text:span text:style-name="T50">r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nta da Microsoft</dc:creator>
    <meta:creation-date>2020-03-10T08:55:00Z</meta:creation-date>
    <dc:date>2021-04-08T13:21:00Z</dc:date>
    <meta:template xlink:href="Normal" xlink:type="simple"/>
    <meta:editing-cycles>2</meta:editing-cycles>
    <meta:editing-duration>PT1080S</meta:editing-duration>
    <meta:document-statistic meta:page-count="2" meta:paragraph-count="5" meta:word-count="400" meta:character-count="2555" meta:row-count="18" meta:non-whitespace-character-count="2160"/>
  </office:meta>
</office:document-meta>
</file>